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1a0f6" draw:gradient-step-count="0" draw:opacity="51%" draw:textarea-horizontal-align="justify" draw:textarea-vertical-align="middle" draw:auto-grow-height="false" fo:min-height="4.331cm" fo:min-width="4.619cm" draw:shadow-opacity="51%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="solid" draw:fill-color="#0e620a" draw:opacity="50%" draw:textarea-horizontal-align="justify" draw:textarea-vertical-align="middle" draw:auto-grow-height="false" fo:min-height="4.331cm" fo:min-width="4.619cm" draw:shadow-opacity="50%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f94b05" draw:opacity="50%" draw:textarea-horizontal-align="justify" draw:textarea-vertical-align="middle" draw:auto-grow-height="false" fo:min-height="4.331cm" fo:min-width="4.619cm" draw:shadow-opacity="5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6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9cm" loext:decorative="false"/>
      <style:paragraph-properties style:writing-mode="lr-tb"/>
    </style:style>
    <style:style style:name="P1" style:family="paragraph">
      <loext:graphic-properties draw:fill="solid" draw:fill-color="#71a0f6" draw:gradient-step-count="0" draw:opacity="51%"/>
      <style:paragraph-properties fo:text-align="center"/>
    </style:style>
    <style:style style:name="P2" style:family="paragraph">
      <loext:graphic-properties draw:fill="solid" draw:fill-color="#0e620a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94b05" draw:opacity="50%"/>
      <style:paragraph-properties fo:text-align="center"/>
    </style:style>
    <style:style style:name="P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6.477cm" svg:x="3.637cm" svg:y="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" draw:text-style-name="P2" draw:layer="layout" svg:width="7.239cm" svg:height="6.477cm" svg:x="1.416cm" svg:y="1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745cm" svg:height="1.673cm" svg:x="2.905cm" svg:y="2.029cm">
            <draw:text-box>
              <text:p text:style-name="P3"><text:span text:style-name="T1">Behavioral</text:span></text:p>
              <text:p text:style-name="P3"><text:span text:style-name="T1">ecology </text:span></text:p>
            </draw:text-box>
          </draw:frame>
          <draw:frame draw:style-name="gr5" draw:text-style-name="P5" draw:layer="layout" svg:width="3.605cm" svg:height="0.962cm" svg:x="2.837cm" svg:y="3.599cm">
            <draw:text-box>
              <text:p>(optimality)</text:p>
            </draw:text-box>
          </draw:frame>
        </draw:g>
        <draw:custom-shape draw:style-name="gr6" draw:text-style-name="P6" draw:layer="layout" svg:width="7.239cm" svg:height="6.477cm" svg:x="6.266cm" svg:y="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3.969cm" svg:height="1.673cm" svg:x="5.537cm" svg:y="7.831cm">
          <draw:text-box>
            <text:p text:style-name="P3"><text:span text:style-name="T1">Population </text:span></text:p>
            <text:p text:style-name="P3"><text:span text:style-name="T1">ecology </text:span></text:p>
          </draw:text-box>
        </draw:frame>
        <draw:frame draw:style-name="gr8" draw:text-style-name="P5" draw:layer="layout" svg:width="4.191cm" svg:height="1.673cm" svg:x="5.315cm" svg:y="9.355cm">
          <draw:text-box>
            <text:p>(demograpy)</text:p>
          </draw:text-box>
        </draw:frame>
        <draw:frame draw:style-name="gr9" draw:text-style-name="P7" draw:layer="layout" svg:width="4.35cm" svg:height="1.673cm" svg:x="8.236cm" svg:y="1.989cm">
          <draw:text-box>
            <text:p text:style-name="P3"><text:span text:style-name="T1">Quantitative </text:span></text:p>
            <text:p text:style-name="P3"><text:span text:style-name="T1">genetics </text:span></text:p>
          </draw:text-box>
        </draw:frame>
        <draw:frame draw:style-name="gr10" draw:text-style-name="P5" draw:layer="layout" svg:width="3.427cm" svg:height="0.962cm" svg:x="8.617cm" svg:y="3.513cm">
          <draw:text-box>
            <text:p>(selection)</text:p>
          </draw:text-box>
        </draw:frame>
        <draw:custom-shape draw:style-name="gr3" draw:text-style-name="P2" draw:layer="layout" svg:width="7.239cm" svg:height="6.477cm" svg:x="14.016cm" svg:y="4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3.745cm" svg:height="2.384cm" svg:x="15.086cm" svg:y="7.514cm">
          <draw:text-box>
            <text:p text:style-name="P3"><text:span text:style-name="T1">Empirical </text:span></text:p>
            <text:p text:style-name="P3"><text:span text:style-name="T1">studies</text:span></text:p>
            <text:p text:style-name="P3"><text:span text:style-name="T1"/></text:p>
          </draw:text-box>
        </draw:frame>
        <draw:custom-shape draw:style-name="gr6" draw:text-style-name="P6" draw:layer="layout" svg:width="7.239cm" svg:height="6.477cm" svg:x="18.89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239cm" svg:height="6.477cm" svg:x="16.237cm" svg:y="1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3.889cm" svg:height="1.673cm" svg:x="18.007cm" svg:y="2.151cm">
          <draw:text-box>
            <text:p text:style-name="P3"><text:span text:style-name="T1">Theoretical</text:span></text:p>
            <text:p text:style-name="P3"><text:span text:style-name="T1">models </text:span></text:p>
          </draw:text-box>
        </draw:frame>
        <draw:frame draw:style-name="gr7" draw:text-style-name="P4" draw:layer="layout" svg:width="3.969cm" svg:height="1.673cm" svg:x="21.591cm" svg:y="7.591cm">
          <draw:text-box>
            <text:p text:style-name="P3"><text:span text:style-name="T1">Statistical</text:span></text:p>
            <text:p text:style-name="P3"><text:span text:style-name="T1">method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9:08:39.751428573</meta:creation-date>
    <dc:date>2025-02-10T09:20:28.514456155</dc:date>
    <meta:editing-duration>PT11M48S</meta:editing-duration>
    <meta:editing-cycles>2</meta:editing-cycles>
    <meta:generator>LibreOffice/24.2.7.2$Linux_X86_64 LibreOffice_project/420$Build-2</meta:generator>
    <meta:document-statistic meta:object-count="16"/>
  </office:meta>
</office:document-meta>
</file>